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1" office:value-type="string" calcext:value-type="string">
            <text:p>The repeat stack:</text:p>
          </table:table-cell>
          <table:table-cell table:number-columns-repeated="4"/>
          <table:table-cell table:style-name="ce11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377-08-22" calcext:value-type="date">
            <text:p>22/08/77</text:p>
          </table:table-cell>
          <table:table-cell table:style-name="ce5" table:formula="of:=SUM([.B3:.B361])" office:value-type="float" office:value="72.9166666666667" calcext:value-type="float">
            <text:p>72.9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12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2"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3" calcext:value-type="float">
            <text:p>2.7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6" calcext:value-type="float">
            <text:p>2.7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)" office:value-type="float" office:value="2" calcext:value-type="float">
            <text:p>2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</text:p>
          </table:table-cell>
          <table:table-cell table:number-columns-repeated="19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9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9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9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9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2:25:23.586537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7-12-21T14:33:04.618108167</dc:date>
    <meta:editing-duration>P16DT9H48M45S</meta:editing-duration>
    <meta:editing-cycles>393</meta:editing-cycles>
    <meta:generator>LibreOffice/4.2.8.2$Linux_X86_64 LibreOffice_project/420m0$Build-2</meta:generator>
    <meta:document-statistic meta:table-count="1" meta:cell-count="237" meta:object-count="0"/>
  </office:meta>
</office:document-meta>
</file>